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ujet APNÉE 4</text:h>
      <text:section text:style-name="Sect1" text:name="yui_3_17_2_2_1479904854317_165">
        <text:p text:style-name="Text_20_body"/>
        <text:section text:style-name="Sect1" text:name="yui_3_17_2_2_1479904854317_164">
          <text:p text:style-name="P1">Ce travail est à faire en binôme. Le compte rendu (un par binôme) avant mercredi 23 novembre à 17h sur la page Moodle du cours en respectant les consignes.</text:p>
          <text:h text:style-name="Heading_20_3" text:outline-level="3">Objectifs</text:h>
          <text:p text:style-name="Text_20_body">Cette Apnée porte sur le problème du codage d'un texte à l'aide de l'algorithme de Huffman. Ce code consiste à associer à chaque caractère du texte une séquence de bits dont la longueur est généralement inversement proportionnelle à la fréquence d'apparition de ce caractère, ce qui permet d'obtenir un fichier codé de taille réduite. </text:p>
          <text:p text:style-name="Text_20_body">Le travail demandé est de compléter les deux programmes huff_encode.c et huff_decode.c. </text:p>
          <text:h text:style-name="Heading_20_3" text:outline-level="3">Ressources fournies</text:h>
          <text:list xml:id="list2880015007928701441" text:style-name="L1">
            <text:list-item>
              <text:p text:style-name="P6">huff_encode.c et huff_decode.c, programmes à compléter </text:p>
            </text:list-item>
            <text:list-item>
              <text:p text:style-name="P6">Un module d'arbres binaires : arbrebin.c et arbrebin.h </text:p>
            </text:list-item>
            <text:list-item>
              <text:p text:style-name="P6">Un module de files d'attentes avec priorités : fap.c et fap.h (<text:span text:style-name="T1">attention :</text:span> dans cette implémentation un entier petit signifie une priorité forte) </text:p>
            </text:list-item>
            <text:list-item>
              <text:p text:style-name="P6">Un module de lecture/écriture bit à bit : bfile.c et bfile.h </text:p>
            </text:list-item>
            <text:list-item>
              <text:p text:style-name="P6">Un Makefile </text:p>
            </text:list-item>
            <text:list-item>
              <text:p text:style-name="P2">Deux fichiers textes pour les expérimentations initiales : candide.txt et gargantua.txt </text:p>
            </text:list-item>
          </text:list>
          <text:h text:style-name="Heading_20_3" text:outline-level="3">1. Encodage</text:h>
          <text:h text:style-name="Heading_20_4" text:outline-level="4">Bonnus. Construction de la table d'occurrences</text:h>
          <text:p text:style-name="Text_20_body"><text:span text:style-name="T1">Cette question n'est à traiter que si vous avez traité tout le reste.</text:span> Complétez la procédure ConstruireTableOcc. Cette procédure doit permettre de construire le tableau TableOcc, tel que TableOcc[i] est le nombre d'occurrences du caractère de code i dans le fichier d'entrée. </text:p>
          <text:p text:style-name="Text_20_body">Une implémentation binaire de cette fonction est fournie dans bonus.o et appelée par défaut dans huff_encode.c (voir le source). </text:p>
          <text:h text:style-name="Heading_20_4" text:outline-level="4">Exercice 1. Construction de l'arbre de Huffman</text:h>
          <text:p text:style-name="Text_20_body">Complétez maintenant les fonctions InitHuffman et ConstruireArbre, afin de construire un arbre de Huffman à partir de TableOcc. L'algorithme a été vu en cours. </text:p>
          <text:h text:style-name="Heading_20_5" text:outline-level="5">Indications</text:h>
          <text:list xml:id="list1178950066537101830" text:style-name="L2">
            <text:list-item>
              <text:p text:style-name="P7">Cet algorithme nécessite une file à priorités. Vous pouvez récupérer celle fournie. </text:p>
            </text:list-item>
            <text:list-item>
              <text:p text:style-name="P3">Pour mémoriser l'arbre de Huffman, utilisez le module d'arbres binaires fourni. </text:p>
            </text:list-item>
          </text:list>
          <text:p text:style-name="Text_20_body">Testez cette étape sur de petits exemples. Essayez de construire à la main l'arbre de Huffman pour quelques exemples, comparez avec l'arbre obtenu à l'exécution de votre programme. </text:p>
          <text:h text:style-name="Heading_20_4" text:outline-level="4"><text:soft-page-break/>Exercice 2. Construction de la table des codes</text:h>
          <text:p text:style-name="Text_20_body">L'arbre de Huffman obtenu à l'étape précédente fournit implicitement un code de Huffman (une séquence de bits) pour chaque caractère du code Ascii. Complétez maintenant la procédure ConstruireCode. Cette procédure va construire la table HuffmanCode, contenant le code de Huffman correspondant à l'arbre de Huffman passé en paramètre : </text:p>
          <text:list xml:id="list3685054707454236018" text:style-name="L3">
            <text:list-item>
              <text:p text:style-name="P8">HuffmanCode[i] contiendra le code du caractère de code Ascii i ; </text:p>
            </text:list-item>
            <text:list-item>
              <text:p text:style-name="P8">HuffmanCode[i].lg est la longueur (en nombre de bits) de ce code ; </text:p>
            </text:list-item>
            <text:list-item>
              <text:p text:style-name="P4">HuffmanCode[i].code est un tableau d'entiers, contenant ce code. </text:p>
            </text:list-item>
          </text:list>
          <text:h text:style-name="Heading_20_4" text:outline-level="4">Encodage</text:h>
          <text:p text:style-name="Text_20_body">La procédure Encoder (fournie) utilise la table HuffmanCode afin de produire, dans le fichier fichier_encode, le code de Huffman du fichier d'entrée fichier. </text:p>
          <text:p text:style-name="Text_20_body">Lisez attentivement ce code pour pouvoir faire ensuite le décodage. </text:p>
          <text:h text:style-name="Heading_20_4" text:outline-level="4">Expérimentation</text:h>
          <text:p text:style-name="Text_20_body">huff_encode.c est maintenant complet : expérimentez l'encodage sur des exemples de fichiers : le source de votre programme, le texte de Candide, de Gargantua, la librairie Xlib.h, etc. </text:p>
          <text:h text:style-name="Heading_20_3" text:outline-level="3">2. Décodage</text:h>
          <text:p text:style-name="Text_20_body">Un squelette de décodeur se trouve dans huff_decode.c. Ce programme ouvre le fichier donné en argument de la ligne de commande, et commence par y lire un arbre de Huffman. </text:p>
          <text:h text:style-name="Heading_20_4" text:outline-level="4">Exercice 3. Décodage à partir d'un arbre de Huffman</text:h>
          <text:p text:style-name="Text_20_body">Complétez la procédure Decoder, permettant de lire bit à bit le fichier d'entrée, et utilisant l'arbre de Huffman pour le décoder. </text:p>
          <text:h text:style-name="Heading_20_5" text:outline-level="5">Indication</text:h>
          <text:p text:style-name="Text_20_body">Vous pouvez ici encore vous servir du module de lecture bit à bit. </text:p>
          <text:h text:style-name="Heading_20_4" text:outline-level="4">Exercice 6. Tests</text:h>
          <text:p text:style-name="Text_20_body">Testez conjointement l'encodage et le décodage, sur de petits exemples, puis sur des textes plus conséquents. </text:p>
          <text:h text:style-name="Heading_20_3" text:outline-level="3">Compte-rendu</text:h>
          <text:p text:style-name="Text_20_body">Votre compte-rendu devra comprendre : </text:p>
          <text:list xml:id="list1562193922790507078" text:style-name="L4">
            <text:list-item>
              <text:p text:style-name="P9">les fichiers huff_encode.c et huff_decode.c complétés ; </text:p>
            </text:list-item>
            <text:list-item>
              <text:p text:style-name="P9">si vous n'avez pas réussi à terminer, un récapitulatif de ce qui a été fait, des problèmes rencontrés ; </text:p>
            </text:list-item>
            <text:list-item>
              <text:p text:style-name="P9">les tests commentés ; </text:p>
            </text:list-item>
            <text:list-item>
              <text:p text:style-name="P9">un commentaire court, indiquant de quelle manière les modules fournis ont été utilisés (structure de l'arbre de Huffman, etc.) ; </text:p>
            </text:list-item>
            <text:list-item>
              <text:p text:style-name="P5"><text:soft-page-break/>une conclusion concernant la correction et l'efficacité de votre programme, au regard des tests réalisés. </text:p>
            </text:list-item>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3:44:42.799698016</meta:creation-date>
    <dc:date>2016-11-23T13:45:05.827669093</dc:date>
    <meta:editing-duration>PT24S</meta:editing-duration>
    <meta:editing-cycles>1</meta:editing-cycles>
    <meta:document-statistic meta:table-count="0" meta:image-count="0" meta:object-count="0" meta:page-count="3" meta:paragraph-count="47" meta:word-count="647" meta:character-count="4124" meta:non-whitespace-character-count="3509"/>
    <meta:generator>LibreOffice/5.1.4.2$Linux_X86_64 LibreOffice_project/10m0$Build-2</meta:generator>
  </office:meta>
</office:document-meta>
</file>